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38300009FC1000091171EBB898E0EBE2B30.svg" manifest:media-type="image/svg+xml"/>
  <manifest:file-entry manifest:full-path="Pictures/10000D930000C51400002617CAE148D899A0B234.svg" manifest:media-type="image/svg+xml"/>
  <manifest:file-entry manifest:full-path="Pictures/10000201000002E6000002A2A85887E7E89C1659.png" manifest:media-type="image/png"/>
  <manifest:file-entry manifest:full-path="Pictures/10000201000001AA000000561DFF85D174CC8151.png" manifest:media-type="image/png"/>
  <manifest:file-entry manifest:full-path="Pictures/10000201000001AA0000005620136D6FF4A06BB4.png" manifest:media-type="image/png"/>
  <manifest:file-entry manifest:full-path="Pictures/1000020100000647000001376E7BE5AC3CC4AF09.png" manifest:media-type="image/png"/>
  <manifest:file-entry manifest:full-path="Pictures/1003C7F000002C0D000008E318766D25D2D5222A.svg" manifest:media-type="image/svg+xml"/>
  <manifest:file-entry manifest:full-path="Pictures/1000020100000596000001141F87BD3B6D108DE0.png" manifest:media-type="image/png"/>
  <manifest:file-entry manifest:full-path="Pictures/1003C6B800002C0D000008E37E50855C62E0D1BE.svg" manifest:media-type="image/svg+xml"/>
  <manifest:file-entry manifest:full-path="Pictures/10000201000002370000005D87DE84DA86ED4BA2.png" manifest:media-type="image/png"/>
  <manifest:file-entry manifest:full-path="Pictures/1000000000000DA9000007AE235B9952E650DAFC.jpg" manifest:media-type="image/jpeg"/>
  <manifest:file-entry manifest:full-path="Pictures/10000D03000093CF00001C92983868BFF9537A8B.svg" manifest:media-type="image/svg+xml"/>
  <manifest:file-entry manifest:full-path="Pictures/1000000000000DA9000007AE217C34D3AF05F5D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rla5" svg:font-family="Karla" style:font-pitch="variable"/>
    <style:font-face style:name="Karla4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3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ced0d2" draw:fill-image-name="background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3.795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Cover_20_Image-title">
      <style:graphic-properties draw:auto-grow-height="true" fo:min-height="2.409cm"/>
      <style:paragraph-properties style:writing-mode="lr-tb"/>
    </style:style>
    <style:style style:name="pr5" style:family="presentation" style:parent-style-name="Cover_20_Image-subtitle">
      <style:graphic-properties draw:textarea-vertical-align="top" fo:min-height="1.237cm"/>
      <style:paragraph-properties style:writing-mode="lr-tb"/>
    </style:style>
    <style:style style:name="pr6" style:family="presentation" style:parent-style-name="Cover_20_Imag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writing-mode="lr-tb"/>
      <style:text-properties fo:color="#40ba2f" loext:opacity="100%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40ba2f" loext:opacity="100%"/>
    </style:style>
    <style:style style:name="P5" style:family="paragraph">
      <style:paragraph-properties style:writing-mode="lr-tb"/>
      <style:text-properties fo:font-size="28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Karla5" fo:font-size="30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style:font-name="Karla5" fo:font-size="30pt"/>
    </style:style>
    <style:style style:name="P9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cm" fo:line-height="86%" fo:text-align="center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color="#40ba2f" loext:opacity="100%" style:font-name="Karla4" fo:font-size="46pt" style:font-size-asian="46pt" style:font-size-complex="46pt"/>
    </style:style>
    <style:style style:name="P13" style:family="paragraph">
      <loext:graphic-properties draw:fill="solid" draw:fill-color="#8b8b89"/>
      <style:paragraph-properties fo:text-align="center"/>
    </style:style>
    <style:style style:name="P14" style:family="paragraph">
      <loext:graphic-properties draw:fill="solid" draw:fill-color="#5c2983"/>
      <style:paragraph-properties fo:text-align="center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color="#40ba2f" loext:opacity="100%"/>
    </style:style>
    <style:style style:name="T3" style:family="text">
      <style:text-properties fo:font-size="28pt"/>
    </style:style>
    <style:style style:name="T4" style:family="text">
      <style:text-properties fo:font-variant="normal" fo:text-transform="none" fo:color="#3c3c3e" loext:opacity="100%" style:text-line-through-style="none" style:text-line-through-type="none" style:text-position="0% 100%" style:font-name="Karla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3c3c3e" loext:opacity="100%" style:text-line-through-style="none" style:text-line-through-type="none" style:text-position="0% 100%" style:font-name="Karla5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3c3c3e" loext:opacity="100%" style:text-line-through-style="none" style:text-line-through-type="none" style:text-position="0% 100%" style:font-name="Karla5" fo:font-size="18pt" fo:letter-spacing="normal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3c3c3e" loext:opacity="100%" style:text-line-through-style="solid" style:text-line-through-type="single" style:text-position="0% 100%" style:font-name="Karla5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3c3c3e" loext:opacity="100%" style:text-line-through-style="none" style:text-line-through-type="none" style:text-position="0% 100%" style:font-name="Karla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40ba2f" loext:opacity="100%" style:text-line-through-style="none" style:text-line-through-type="none" style:text-position="0% 100%" style:font-name="Karla4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475cm" svg:height="3.795cm" svg:x="0.699cm" svg:y="2.244cm" presentation:class="title" presentation:user-transformed="true">
          <draw:text-box>
            <text:p><text:span text:style-name="T1">Recent Kselftest </text:span><text:span text:style-name="T1">improvements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ver_20_Image" presentation:presentation-page-layout-name="AL1T0" presentation:use-footer-name="ftr1">
        <office:forms form:automatic-focus="false" form:apply-design-mode="false"/>
        <draw:frame presentation:style-name="pr4" draw:text-style-name="P4" draw:layer="layout" svg:width="24.845cm" svg:height="2.409cm" svg:x="0.699cm" svg:y="3.74cm" presentation:class="title" presentation:user-transformed="true">
          <draw:text-box>
            <text:p><text:span text:style-name="T2">Muhammad Usama </text:span><text:span text:style-name="T2">Anjum</text:span></text:p>
          </draw:text-box>
        </draw:frame>
        <draw:frame presentation:style-name="pr5" draw:text-style-name="P5" draw:layer="layout" svg:width="19.82cm" svg:height="1.237cm" svg:x="0.699cm" svg:y="6.149cm" presentation:class="subtitle" presentation:user-transformed="true">
          <draw:text-box>
            <text:p><text:span text:style-name="T3">Linux Kernel Engineer at Collabo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7" draw:text-style-name="P6" draw:layer="layout" svg:width="26.623cm" svg:height="2.767cm" svg:x="0.6cm" svg:y="0.484cm" presentation:class="title" presentation:user-transformed="true">
          <draw:text-box>
            <text:p>Introduction</text:p>
          </draw:text-box>
        </draw:frame>
        <draw:frame draw:name="Content Placeholder 2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Kselftests are user space applications</text:span></text:p>
              </text:list-item>
              <text:list-item>
                <text:p text:style-name="P7"><text:span text:style-name="T4">Kselftests are developer unit and regression tests </text:span></text:p>
              </text:list-item>
              <text:list-item>
                <text:p text:style-name="P7"><text:span text:style-name="T4">Run by several bots on daily basi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7" draw:text-style-name="P6" draw:layer="layout" svg:width="26.623cm" svg:height="2.767cm" svg:x="0.6cm" svg:y="0.484cm" presentation:class="title" presentation:user-transformed="true">
          <draw:text-box>
            <text:p>Building Kselftests</text:p>
          </draw:text-box>
        </draw:frame>
        <draw:frame draw:name="Content Placeholder 2_14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Build them by:</text:span></text:p>
                <text:list>
                  <text:list-item>
                    <text:p><text:span text:style-name="T6">make kselftest-{all,install,clean,gen_tar} </text:span></text:p>
                  </text:list-item>
                  <text:list-item>
                    <text:p><text:span text:style-name="T5">make kselftest-{all,install,clean,gen_tar} O=abs_path</text:span></text:p>
                  </text:list-item>
                  <text:list-item>
                    <text:p><text:span text:style-name="T5">make kselftest-{all,install,clean,gen_tar} O=rel_path</text:span></text:p>
                  </text:list-item>
                  <text:list-item>
                    <text:p><text:span text:style-name="T6">make -C tools/testing/selftests {all,install,clean,gen_tar}</text:span></text:p>
                  </text:list-item>
                  <text:list-item>
                    <text:p><text:span text:style-name="T5">make -C tools/testing/selftests {all,install,clean,gen_tar} O=abs_path</text:span></text:p>
                  </text:list-item>
                  <text:list-item>
                    <text:p><text:span text:style-name="T5">make -C tools/testing/selftests {all,install,clean,gen_tar} O=rel_path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3" presentation:style-name="pr7" draw:text-style-name="P6" draw:layer="layout" svg:width="26.623cm" svg:height="2.767cm" svg:x="0.6cm" svg:y="0.484cm" presentation:class="title" presentation:user-transformed="true">
          <draw:text-box>
            <text:p text:style-name="P9">Building Kselftests</text:p>
          </draw:text-box>
        </draw:frame>
        <draw:frame draw:name="Content Placeholder 2_13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Build them by:</text:span></text:p>
                <text:list>
                  <text:list-item>
                    <text:p><text:span text:style-name="T6">make kselftest-{all,install,clean,gen_tar} </text:span></text:p>
                  </text:list-item>
                  <text:list-item>
                    <text:p><text:span text:style-name="T7">make kselftest-{all,install,clean,gen_tar} O=abs_path</text:span></text:p>
                  </text:list-item>
                  <text:list-item>
                    <text:p><text:span text:style-name="T7">make kselftest-{all,install,clean,gen_tar} O=rel_path</text:span></text:p>
                  </text:list-item>
                  <text:list-item>
                    <text:p><text:span text:style-name="T6">make -C tools/testing/selftests {all,install,clean,gen_tar}</text:span></text:p>
                  </text:list-item>
                  <text:list-item>
                    <text:p><text:span text:style-name="T7">make -C tools/testing/selftests {all,install,clean,gen_tar} O=abs_path</text:span></text:p>
                  </text:list-item>
                  <text:list-item>
                    <text:p><text:span text:style-name="T7">make -C tools/testing/selftests {all,install,clean,gen_tar} O=rel_path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" presentation:style-name="pr7" draw:text-style-name="P6" draw:layer="layout" svg:width="26.623cm" svg:height="2.767cm" svg:x="0.6cm" svg:y="0.484cm" presentation:class="title" presentation:user-transformed="true">
          <draw:text-box>
            <text:p>Fix separate directory builds</text:p>
          </draw:text-box>
        </draw:frame>
        <draw:frame draw:name="Content Placeholder 2_2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Builds of tests would fail in linking stage when relative path is specified</text:span></text:p>
                <text:list>
                  <text:list-item>
                    <text:p><text:span text:style-name="T5">make -C tools/testing/selftests O=relative/path</text:span><text:span text:style-name="T5"><text:line-break/></text:span><text:span text:style-name="T5">gcc mixer-test.c -L/usr/lib/x86_64-linux-gnu -lasound <text:s/>-o build/kselftest/alsa/mixer-test</text:span><text:span text:style-name="T5"><text:line-break/></text:span><text:span text:style-name="T5">/usr/bin/ld: cannot open output file build/kselftest/alsa/mixer-test</text:span></text:p>
                  </text:list-item>
                </text:list>
              </text:list-item>
              <text:list-item>
                <text:p><text:span text:style-name="T8">Solution:</text:span><text:span text:style-name="T4"> Fix it by converting relative path to absolute pa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0" presentation:style-name="pr7" draw:text-style-name="P6" draw:layer="layout" svg:width="26.623cm" svg:height="2.767cm" svg:x="0.6cm" svg:y="0.484cm" presentation:class="title" presentation:user-transformed="true">
          <draw:text-box>
            <text:p>Fix separate directory builds</text:p>
          </draw:text-box>
        </draw:frame>
        <draw:frame draw:name="Content Placeholder 2_0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Unable to include uapi header files from the kernel </text:span><text:span text:style-name="T4">source tree</text:span></text:p>
                <text:list>
                  <text:list-item>
                    <text:p>#include &lt;linux/futex.h&gt;</text:p>
                  </text:list-item>
                </text:list>
              </text:list-item>
              <text:list-item>
                <text:p><text:span text:style-name="T8">Solution:</text:span><text:span text:style-name="T4"> Add a new variable to store kernel’s </text:span><text:span text:style-name="T4">internal uapi header files path in selftests/Makefile </text:span><text:span text:style-name="T4">and Include this variable in Makefiles of ideally all </text:span><text:span text:style-name="T4">tests</text:span></text:p>
                <text:list>
                  <text:list-item>
                    <text:p><text:span text:style-name="T5">KHDR_INCLUDES := -I${abs_objtree}/usr/include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" presentation:style-name="pr7" draw:text-style-name="P6" draw:layer="layout" svg:width="26.623cm" svg:height="2.767cm" svg:x="0.6cm" svg:y="0.484cm" presentation:class="title" presentation:user-transformed="true">
          <draw:text-box>
            <text:p>Fix separate directory builds</text:p>
          </draw:text-box>
        </draw:frame>
        <draw:frame draw:name="Content Placeholder 2_1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Uapi header files getting duplicated to kselftest/ in addition to the output directory</text:span></text:p>
              </text:list-item>
              <text:list-item>
                <text:p><text:span text:style-name="T8">Solution:</text:span><text:span text:style-name="T4"> Correct INSTALL_HDR_PATH variable in header_install invocation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3" presentation:style-name="pr7" draw:text-style-name="P6" draw:layer="layout" svg:width="26.623cm" svg:height="2.767cm" svg:x="0.6cm" svg:y="0.484cm" presentation:class="title" presentation:user-transformed="true">
          <draw:text-box>
            <text:p>Fix separate directory builds</text:p>
          </draw:text-box>
        </draw:frame>
        <draw:frame draw:name="Content Placeholder 2_3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Build of userfaultfd.c still fails</text:span></text:p>
              </text:list-item>
              <text:list-item>
                <text:p><text:span text:style-name="T8">Solution:</text:span><text:span text:style-name="T4"> Don’t use macros from kernel’s internal header file (only uapi header files can be used)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4" presentation:style-name="pr7" draw:text-style-name="P6" draw:layer="layout" svg:width="26.623cm" svg:height="2.767cm" svg:x="0.6cm" svg:y="0.484cm" presentation:class="title" presentation:user-transformed="true">
          <draw:text-box>
            <text:p>Fix separate directory builds</text:p>
          </draw:text-box>
        </draw:frame>
        <draw:frame draw:name="Content Placeholder 2_4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Sgx test fails when compiled with ccache</text:span></text:p>
              </text:list-item>
              <text:list-item>
                <text:p><text:span text:style-name="T8">Solution:</text:span><text:span text:style-name="T4"> Fix selftests/x86/check_cc.sh and sgx makefile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5" presentation:style-name="pr7" draw:text-style-name="P6" draw:layer="layout" svg:width="26.623cm" svg:height="2.767cm" svg:x="0.6cm" svg:y="0.484cm" presentation:class="title" presentation:user-transformed="true">
          <draw:text-box>
            <text:p>Fix separate directory builds</text:p>
          </draw:text-box>
        </draw:frame>
        <draw:frame draw:name="Content Placeholder 2_5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More build errors</text:span></text:p>
                <text:list>
                  <text:list-item>
                    <text:p><text:span text:style-name="T4">Absent target file is present in Makefile</text:span></text:p>
                  </text:list-item>
                  <text:list-item>
                    <text:p><text:span text:style-name="T4">Target file is present in wrong macro TEST_GEN_PROGS (provided by lib.mk)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7" presentation:style-name="pr7" draw:text-style-name="P6" draw:layer="layout" svg:width="26.623cm" svg:height="2.767cm" svg:x="0.6cm" svg:y="0.484cm" presentation:class="title" presentation:user-transformed="true">
          <draw:text-box>
            <text:p>Fix separate directory builds</text:p>
          </draw:text-box>
        </draw:frame>
        <draw:frame draw:name="Content Placeholder 2_7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Re-defination warnings from compiler after including KHDR_INCLUDES</text:span></text:p>
                <text:list>
                  <text:list-item>
                    <text:p><text:span text:style-name="T5">Selftests need kernel headers and glibc </text:span></text:p>
                  </text:list-item>
                  <text:list-item>
                    <text:p><text:span text:style-name="T5">glibc has been pre-built with old headers</text:span></text:p>
                  </text:list-item>
                </text:list>
              </text:list-item>
              <text:list-item>
                <text:p><text:span text:style-name="T8">Solution: </text:span><text:span text:style-name="T4">Use -isystem instead of -I</text:span></text:p>
                <text:list>
                  <text:list-item>
                    <text:p><text:span text:style-name="T5">KHDR_INCLUDES := -isystem ${abs_objtree}/usr/include</text:span><text:span text:style-name="T4"><text:line-break/></text:span><text:span text:style-name="T4"/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6" presentation:style-name="pr7" draw:text-style-name="P6" draw:layer="layout" svg:width="26.623cm" svg:height="2.767cm" svg:x="0.6cm" svg:y="0.484cm" presentation:class="title" presentation:user-transformed="true">
          <draw:text-box>
            <text:p>Fixed tests</text:p>
          </draw:text-box>
        </draw:frame>
        <draw:frame draw:name="Content Placeholder 2_6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Debug and fix lkdtm sub tests</text:span></text:p>
                <text:list>
                  <text:list-item>
                    <text:p><text:span text:style-name="T5">Add configs for tests</text:span></text:p>
                  </text:list-item>
                  <text:list-item>
                    <text:p><text:span text:style-name="T5">Remove dead configs</text:span></text:p>
                  </text:list-item>
                  <text:list-item>
                    <text:p><text:span text:style-name="T5">Report un-fixable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8" presentation:style-name="pr7" draw:text-style-name="P6" draw:layer="layout" svg:width="26.623cm" svg:height="2.767cm" svg:x="0.6cm" svg:y="0.484cm" presentation:class="title" presentation:user-transformed="true">
          <draw:text-box>
            <text:p>Added tests</text:p>
          </draw:text-box>
        </draw:frame>
        <draw:frame draw:name="Content Placeholder 2_8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Add Soft-Dirty PTE bit tests</text:span></text:p>
                <text:list>
                  <text:list-item>
                    <text:p><text:span text:style-name="T5">Bring common functions to a new file</text:span></text:p>
                  </text:list-item>
                  <text:list-item>
                    <text:p><text:span text:style-name="T5">Add test for Soft-Dirty PTE b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9" presentation:style-name="pr7" draw:text-style-name="P6" draw:layer="layout" svg:width="26.623cm" svg:height="2.767cm" svg:x="0.6cm" svg:y="0.484cm" presentation:class="title" presentation:user-transformed="true">
          <draw:text-box>
            <text:p text:style-name="P9">Maintenance commits </text:p>
          </draw:text-box>
        </draw:frame>
        <draw:frame draw:name="Content Placeholder 2_9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Improve sub system by things which I’ve noted or maintainer has asked</text:span></text:p>
                <text:list>
                  <text:list-item>
                    <text:p><text:span text:style-name="T5">Add generated objects to .gitignore file</text:span></text:p>
                  </text:list-item>
                  <text:list-item>
                    <text:p><text:span text:style-name="T5">Rename script</text:span></text:p>
                  </text:list-item>
                  <text:list-item>
                    <text:p><text:span text:style-name="T5">Set DEFAULT_INSTALL_HDR_PATH in Makefile to don’t invoke headers_install multiple times</text:span></text:p>
                  </text:list-item>
                  <text:list-item>
                    <text:p><text:span text:style-name="T5">Use MAKE instead of ma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0" presentation:style-name="pr7" draw:text-style-name="P6" draw:layer="layout" svg:width="26.623cm" svg:height="2.767cm" svg:x="0.6cm" svg:y="0.484cm" presentation:class="title" presentation:user-transformed="true">
          <draw:text-box>
            <text:p text:style-name="P9">Documentation Update</text:p>
          </draw:text-box>
        </draw:frame>
        <draw:frame draw:name="Content Placeholder 2_10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Added more guidelines for adding new tes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1" presentation:style-name="pr7" draw:text-style-name="P6" draw:layer="layout" svg:width="26.623cm" svg:height="2.767cm" svg:x="0.6cm" svg:y="0.484cm" presentation:class="title" presentation:user-transformed="true">
          <draw:text-box>
            <text:p text:style-name="P9">WIP: Build failure from topmost Makefile</text:p>
          </draw:text-box>
        </draw:frame>
        <draw:frame draw:name="Content Placeholder 2_11" presentation:style-name="pr8" draw:text-style-name="P8" draw:layer="layout" svg:width="26.612cm" svg:height="9.514cm" svg:x="0.7cm" svg:y="4.084cm" presentation:class="outline" presentation:user-transformed="true">
          <draw:text-box>
            <text:list text:style-name="L3">
              <text:list-item>
                <text:p text:style-name="P7"><text:span text:style-name="T4">Build fails if the output directly is sub directory</text:span><text:span text:style-name="T4"><text:line-break/></text:span><text:span text:style-name="T4">make kselftest-all O=build</text:span></text:p>
              </text:list-item>
              <text:list-item>
                <text:p text:style-name="P7"><text:span text:style-name="T4">Discussion is underway</text:span></text:p>
              </text:list-item>
              <text:list-item>
                <text:p text:style-name="P7"><text:span text:style-name="T4">The first two tries have fail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7" draw:text-style-name="P6" draw:layer="layout" svg:width="26.623cm" svg:height="2.767cm" svg:x="0.6cm" svg:y="0.484cm" presentation:class="title" presentation:user-transformed="true">
          <draw:text-box>
            <text:p>Statistics</text:p>
          </draw:text-box>
        </draw:frame>
        <draw:frame draw:name="Content Placeholder 2_12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31 patches in selftests</text:span></text:p>
              </text:list-item>
              <text:list-item>
                <text:p text:style-name="P7"><text:span text:style-name="T4">2 documentation patch</text:span></text:p>
              </text:list-item>
              <text:list-item>
                <text:p text:style-name="P7"><text:span text:style-name="T4">WIP: 1 pending fix in Makefile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5" presentation:style-name="pr7" draw:text-style-name="P6" draw:layer="layout" svg:width="26.623cm" svg:height="2.767cm" svg:x="0.6cm" svg:y="0.484cm" presentation:class="title" presentation:user-transformed="true">
          <draw:text-box>
            <text:p text:style-name="P9">Building Kselftests</text:p>
          </draw:text-box>
        </draw:frame>
        <draw:frame draw:name="Content Placeholder 2_15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Build them by:</text:span></text:p>
                <text:list>
                  <text:list-item>
                    <text:p><text:span text:style-name="T5">make kselftest-{all,install,clean,gen_tar} </text:span></text:p>
                  </text:list-item>
                  <text:list-item>
                    <text:p><text:span text:style-name="T7">make kselftest-{all,install,clean,gen_tar} O=abs_path</text:span></text:p>
                  </text:list-item>
                  <text:list-item>
                    <text:p><text:span text:style-name="T7">make kselftest-{all,install,clean,gen_tar} O=rel_path</text:span></text:p>
                  </text:list-item>
                  <text:list-item>
                    <text:p><text:span text:style-name="T5">make -C tools/testing/selftests {all,install,clean,gen_tar}</text:span></text:p>
                  </text:list-item>
                  <text:list-item>
                    <text:p><text:span text:style-name="T5">make -C tools/testing/selftests {all,install,clean,gen_tar} O=abs_path</text:span></text:p>
                  </text:list-item>
                  <text:list-item>
                    <text:p><text:span text:style-name="T5">make -C tools/testing/selftests {all,install,clean,gen_tar} O=rel_path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6" presentation:style-name="pr7" draw:text-style-name="P6" draw:layer="layout" svg:width="26.623cm" svg:height="2.767cm" svg:x="0.6cm" svg:y="0.484cm" presentation:class="title" presentation:user-transformed="true">
          <draw:text-box>
            <text:p text:style-name="P9">Conclusion</text:p>
          </draw:text-box>
        </draw:frame>
        <draw:frame draw:name="Content Placeholder 2_16" presentation:style-name="pr8" draw:text-style-name="P8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7"><text:span text:style-name="T4">Write kselftests while working on feature/bug fixing</text:span></text:p>
              </text:list-item>
              <text:list-item>
                <text:p text:style-name="P7"><text:span text:style-name="T4">Contribute more tests</text:span></text:p>
              </text:list-item>
              <text:list-item>
                <text:p text:style-name="P7"><text:span text:style-name="T4">Fix kselftest infrastructure problems when you find them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Title_20_and_20_Table" presentation:use-footer-name="ftr1">
        <office:forms form:automatic-focus="false" form:apply-design-mode="false"/>
        <draw:frame draw:name="Title 1" presentation:style-name="pr10" draw:text-style-name="P12" draw:layer="layout" svg:width="26.614cm" svg:height="1.92cm" svg:x="0.7cm" svg:y="8.385cm" presentation:class="title" presentation:user-transformed="true">
          <draw:text-box>
            <text:p text:style-name="P11"><text:span text:style-name="T9">Thank you!</text:span></text:p>
          </draw:text-box>
        </draw:frame>
        <draw:g>
          <draw:path draw:style-name="gr2" draw:text-style-name="P13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3" draw:text-style-name="P14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3" draw:text-style-name="P14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rla5" svg:font-family="Karla" style:font-pitch="variable"/>
    <style:font-face style:name="Karla4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3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DA9000007AE217C34D3AF05F5D1.jpg" xlink:type="simple" xlink:show="embed" xlink:actuate="onLoad"/>
    <draw:fill-image draw:name="title_5f_peep_5f_noLogo" draw:display-name="title_peep_noLogo" xlink:href="Pictures/1000000000000DA9000007AE235B9952E650DAF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arla4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style:text-outline="false" style:text-line-through-style="none" style:text-line-through-type="none" style:text-position="0% 100%" style:font-name="Karla4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Karla5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5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style:font-name="Karla5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style:font-name="Karla5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style:font-name="Karla5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Karla4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Karla4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arla5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5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style:text-outline="false" style:text-line-through-style="none" style:text-line-through-type="none" style:text-position="0% 100%" style:font-name="Karla4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Karla5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5c298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3" style:family="paragraph">
      <style:paragraph-properties fo:margin-left="0cm" fo:margin-right="0cm" fo:margin-top="0cm" fo:margin-bottom="0cm" fo:line-height="100%" fo:text-align="start" fo:text-indent="0cm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5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5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text-style-name="MP7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6" presentation:style-name="Mpr5" draw:text-style-name="MP11" draw:layer="backgroundobjects" svg:width="2.034cm" svg:height="0.884cm" svg:x="25.85cm" svg:y="15.022cm">
        <draw:text-box>
          <text:p text:style-name="MP10"><text:span text:style-name="MT8"><text:page-number>7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text-style-name="MP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7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9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201000001AA000000561DFF85D174CC8151.png" xlink:type="simple" xlink:show="embed" xlink:actuate="onLoad" draw:mime-type="image/png"/>
      </draw:frame>
      <draw:frame draw:style-name="Mgr4" draw:text-style-name="MP9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20100000647000001376E7BE5AC3CC4AF09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text-style-name="MP7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draw:frame draw:name="Holder 6" presentation:style-name="Mpr16" draw:text-style-name="MP11" draw:layer="backgroundobjects" svg:width="2.034cm" svg:height="0.884cm" svg:x="25.85cm" svg:y="15.022cm">
        <draw:text-box>
          <text:p text:style-name="MP10"><text:span text:style-name="MT8"><text:page-number>7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text-style-name="MP7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9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201000002E6000002A2A85887E7E89C1659.png" xlink:type="simple" xlink:show="embed" xlink:actuate="onLoad" draw:mime-type="image/png"/>
      </draw:frame>
      <draw:custom-shape presentation:style-name="Mpr21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6" presentation:style-name="Mpr22" draw:text-style-name="MP11" draw:layer="backgroundobjects" svg:width="2.034cm" svg:height="0.884cm" svg:x="25.85cm" svg:y="15.022cm">
        <draw:text-box>
          <text:p text:style-name="MP10"><text:span text:style-name="MT8"><text:page-number>7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2" presentation:style-name="Mpr26" draw:text-style-name="MP12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5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3"><text:span text:style-name="MT17">Karla regular 26pt</text:span></text:p>
              <text:list>
                <text:list-item>
                  <text:p text:style-name="MP14"><text:span text:style-name="MT18">Karla regular 18pt</text:span></text:p>
                  <text:list>
                    <text:list-item>
                      <text:p text:style-name="MP14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1" draw:layer="backgroundobjects" svg:width="2.034cm" svg:height="0.884cm" svg:x="25.85cm" svg:y="15.022cm">
        <draw:text-box>
          <text:p text:style-name="MP10"><text:span text:style-name="MT8"><text:page-number>7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presentation:notes style:page-layout-name="PM0"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text-style-name="MP7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text-style-name="MP7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draw:frame draw:name="Holder 6" presentation:style-name="Mpr34" draw:text-style-name="MP11" draw:layer="backgroundobjects" svg:width="2.034cm" svg:height="0.884cm" svg:x="25.85cm" svg:y="15.022cm">
        <draw:text-box>
          <text:p text:style-name="MP10"><text:span text:style-name="MT8"><text:page-number>7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15</meta:editing-cycles>
    <meta:creation-date>2022-06-30T13:19:34.827721292</meta:creation-date>
    <meta:editing-duration>PT2H41M40S</meta:editing-duration>
    <meta:generator>LibreOffice/7.0.4.2$Linux_X86_64 LibreOffice_project/00$Build-2</meta:generator>
    <dc:date>2022-07-05T19:56:48.784307818</dc:date>
    <meta:document-statistic meta:object-count="172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